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6.6979in" fo:margin-left="0in" fo:margin-right="-0.0049in" table:align="margins"/>
    </style:style>
    <style:style style:name="Tabella1.A" style:family="table-column">
      <style:table-column-properties style:column-width="1.0104in" style:rel-column-width="9886*"/>
    </style:style>
    <style:style style:name="Tabella1.B" style:family="table-column">
      <style:table-column-properties style:column-width="2.6979in" style:rel-column-width="26397*"/>
    </style:style>
    <style:style style:name="Tabella1.C" style:family="table-column">
      <style:table-column-properties style:column-width="1.2813in" style:rel-column-width="12536*"/>
    </style:style>
    <style:style style:name="Tabella1.D" style:family="table-column">
      <style:table-column-properties style:column-width="1.7083in" style:rel-column-width="16716*"/>
    </style:style>
    <style:style style:name="Tabella1.A1" style:family="table-cell">
      <style:table-cell-properties fo:padding="0.0382in" fo:border-left="0.05pt solid #000000" fo:border-right="none" fo:border-top="0.05pt solid #000000" fo:border-bottom="0.05pt solid #000000"/>
    </style:style>
    <style:style style:name="Tabella1.D1" style:family="table-cell">
      <style:table-cell-properties fo:padding="0.0382in" fo:border="0.05pt solid #000000"/>
    </style:style>
    <style:style style:name="Tabella1.A2" style:family="table-cell">
      <style:table-cell-properties fo:padding="0.0382in" fo:border-left="0.05pt solid #000000" fo:border-right="none" fo:border-top="none" fo:border-bottom="0.05pt solid #000000"/>
    </style:style>
    <style:style style:name="Tabella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able_20_Contents">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2"/>
      <text:p text:style-name="P2">Si vuole realizzare una base di dati per un negozio al dettaglio che vende <text:span text:style-name="T3">oggetti</text:span> per la casa, di cui vogliamo rappresentare i dati dei clienti abituali, dei dipendenti, dei fornitori e dei prodotti, con le rispettive categorie.</text:p>
      <text:p text:style-name="P2"/>
      <text:p text:style-name="P2">Per i clienti <text:span text:style-name="T1">iscritti</text:span> (circa 20), identificati da un codice, vogliamo tenere conto dell'identità (nome,cognome), dell'indirizzo(via, numero, città, provincia) e dei contatti (e-mail,telefono). Ogni cliente iscritto ha un unico storico acquisti che specifica il numero di acquisti fatti su una certa categoria e da cui si derivano gli eventuali sconti di cui ha diritto.</text:p>
      <text:p text:style-name="P2"/>
      <text:p text:style-name="P2">Ad ogni <text:span text:style-name="T1">acquisto</text:span> viene rilasciato uno scontrino, identificato da un codice acquisto e dalla data, inoltre deve essere riportata la quantità relativa ad ogni prodotto acquistato e aggiornato il campo totale che tiene conto della spesa totale relativa ad un acquisto.</text:p>
      <text:p text:style-name="P2"/>
      <text:p text:style-name="P2">Per le 5 <text:span text:style-name="T1">categorie</text:span> di prodotti, identificate da un nome univoco (porcellane, pentolame, liste nozze, stoffe, tavola), vogliamo tenere conto della percentuale IVA a cui sono soggette. </text:p>
      <text:p text:style-name="P2"/>
      <text:p text:style-name="P2">Ad ogni categoria è associato un <text:span text:style-name="T1">sconto</text:span> in base ad una distribuzione per livelli e con una relativa percentuale. </text:p>
      <text:p text:style-name="P2"/>
      <text:p text:style-name="P2">I <text:span text:style-name="T1">dipendenti, </text:span>responsabili ognuno di una una categoria, sono identificati da un codice, inoltre vogliamo tenere conto dell'indirizzo (via,numero, città, provincia), dei recapiti (telefono, mail) e delle informazioni di base (nome, cognome, data di nascita, cod. fiscale). Ad ogni dipendente viene assegnato un determinato turno (mattina, pomeriggio) in un certo giorno lavorativo in cui sarà responsabile di una certa categoria. </text:p>
      <text:p text:style-name="P2"/>
      <text:p text:style-name="P2">Ogni <text:span text:style-name="T1">prodotto</text:span> appartiene ad una singola categoria, sono identificati da un codice ed inoltre vogliamo tenere conto delle informazioni base (nome, descrizione, prezzo) e della quantità disponibile, cioè in magazzino e in esposizione. </text:p>
      <text:p text:style-name="P2"/>
      <text:p text:style-name="P2">Ogni prodotto disponibile deve essere stato precedentemente ordinato da un fornitore, con relativa fattura. Per quanto riguarda gli <text:span text:style-name="T1">ordini</text:span>, identificati da un numero ordine univoco, inoltre teniamo conto della data e della quantità riferita al singolo prodotto ordinato.</text:p>
      <text:p text:style-name="P2"/>
      <text:p text:style-name="P2">Per i <text:span text:style-name="T2">fornitori</text:span>, identificati da un nome univoco, dobbiamo tenere conto dei contatti (fax, mail, numero di telefono), dell'indirizzo (via, numero, città, provincia).</text:p>
      <text:p text:style-name="P2"/>
      <text:p text:style-name="P2"/>
      <text:p text:style-name="P1">GLOSSARIO TERMINI</text:p>
      <text:p text:style-name="P2"/>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3">Termine</text:p>
          </table:table-cell>
          <table:table-cell table:style-name="Tabella1.A1" office:value-type="string">
            <text:p text:style-name="P3">Descrizione</text:p>
          </table:table-cell>
          <table:table-cell table:style-name="Tabella1.A1" office:value-type="string">
            <text:p text:style-name="P3">Sinonimi</text:p>
          </table:table-cell>
          <table:table-cell table:style-name="Tabella1.D1" office:value-type="string">
            <text:p text:style-name="P3">Collegamenti</text:p>
          </table:table-cell>
        </table:table-row>
        <table:table-row>
          <table:table-cell table:style-name="Tabella1.A2" office:value-type="string">
            <text:p text:style-name="P3">Iscritto</text:p>
          </table:table-cell>
          <table:table-cell table:style-name="Tabella1.A2" office:value-type="string">
            <text:p text:style-name="P3">Compratore abituale iscritto a questa lista per avere diritto a sconti speciali. Può essere un dipendente</text:p>
          </table:table-cell>
          <table:table-cell table:style-name="Tabella1.A2" office:value-type="string">
            <text:p text:style-name="P3">Cliente, cliente abituale</text:p>
          </table:table-cell>
          <table:table-cell table:style-name="Tabella1.D2" office:value-type="string">
            <text:p text:style-name="P3">Acquisto, storico</text:p>
          </table:table-cell>
        </table:table-row>
        <table:table-row>
          <table:table-cell table:style-name="Tabella1.A2" office:value-type="string">
            <text:p text:style-name="P3">Acquisto</text:p>
          </table:table-cell>
          <table:table-cell table:style-name="Tabella1.A2" office:value-type="string">
            <text:p text:style-name="P3">Scontrino attestante l'avvenuto acquisto</text:p>
          </table:table-cell>
          <table:table-cell table:style-name="Tabella1.A2" office:value-type="string">
            <text:p text:style-name="P3">Scontrino </text:p>
          </table:table-cell>
          <table:table-cell table:style-name="Tabella1.D2" office:value-type="string">
            <text:p text:style-name="P3">Iscritto, Prodotto</text:p>
          </table:table-cell>
        </table:table-row>
        <table:table-row>
          <table:table-cell table:style-name="Tabella1.A2" office:value-type="string">
            <text:p text:style-name="P3">Categoria</text:p>
          </table:table-cell>
          <table:table-cell table:style-name="Tabella1.A2" office:value-type="string">
            <text:p text:style-name="P3">5 insiemi di prodotti. Un prodotto può appartenere ad un'unica categoria. Ogni categoria ha il suo univoco responsabile</text:p>
          </table:table-cell>
          <table:table-cell table:style-name="Tabella1.A2" office:value-type="string">
            <text:p text:style-name="P3"/>
          </table:table-cell>
          <table:table-cell table:style-name="Tabella1.D2" office:value-type="string">
            <text:p text:style-name="P3">Sconti, Storico, Dipendente</text:p>
          </table:table-cell>
        </table:table-row>
        <text:soft-page-break/>
        <table:table-row>
          <table:table-cell table:style-name="Tabella1.A2" office:value-type="string">
            <text:p text:style-name="P3">Sconto</text:p>
          </table:table-cell>
          <table:table-cell table:style-name="Tabella1.A2" office:value-type="string">
            <text:p text:style-name="P3">Spetta solamente al cliente iscritto. Per ogni categoria esistono diversi livelli di acquisti a cui corrisponde una percentuale di sconto</text:p>
          </table:table-cell>
          <table:table-cell table:style-name="Tabella1.A2" office:value-type="string">
            <text:p text:style-name="P3"/>
          </table:table-cell>
          <table:table-cell table:style-name="Tabella1.D2" office:value-type="string">
            <text:p text:style-name="P3">Categoria</text:p>
          </table:table-cell>
        </table:table-row>
        <table:table-row>
          <table:table-cell table:style-name="Tabella1.A2" office:value-type="string">
            <text:p text:style-name="P3">Dipendente</text:p>
          </table:table-cell>
          <table:table-cell table:style-name="Tabella1.A2" office:value-type="string">
            <text:p text:style-name="P3">Responsabile di una singola categoria. Può essere un cliente ma non un fornitore</text:p>
          </table:table-cell>
          <table:table-cell table:style-name="Tabella1.A2" office:value-type="string">
            <text:p text:style-name="P3">Responsabile</text:p>
          </table:table-cell>
          <table:table-cell table:style-name="Tabella1.D2" office:value-type="string">
            <text:p text:style-name="P3">Categoria</text:p>
          </table:table-cell>
        </table:table-row>
        <table:table-row>
          <table:table-cell table:style-name="Tabella1.A2" office:value-type="string">
            <text:p text:style-name="P3">Prodotto</text:p>
          </table:table-cell>
          <table:table-cell table:style-name="Tabella1.A2" office:value-type="string">
            <text:p text:style-name="P3">Ogni prodotto può appartenere ad una sola categoria</text:p>
          </table:table-cell>
          <table:table-cell table:style-name="Tabella1.A2" office:value-type="string">
            <text:p text:style-name="P3">Oggetti</text:p>
          </table:table-cell>
          <table:table-cell table:style-name="Tabella1.D2" office:value-type="string">
            <text:p text:style-name="P3">Categoria, Acquisto, Ordine</text:p>
          </table:table-cell>
        </table:table-row>
        <table:table-row>
          <table:table-cell table:style-name="Tabella1.A2" office:value-type="string">
            <text:p text:style-name="P3">Ordine</text:p>
          </table:table-cell>
          <table:table-cell table:style-name="Tabella1.A2" office:value-type="string">
            <text:p text:style-name="P3">Più unità di prodotto posso essere ordinate a fornitori diversi. Modifica il campo quantità di prodotto</text:p>
          </table:table-cell>
          <table:table-cell table:style-name="Tabella1.A2" office:value-type="string">
            <text:p text:style-name="P3">Fattura</text:p>
          </table:table-cell>
          <table:table-cell table:style-name="Tabella1.D2" office:value-type="string">
            <text:p text:style-name="P3">Fornitore, Prodotto</text:p>
          </table:table-cell>
        </table:table-row>
        <table:table-row>
          <table:table-cell table:style-name="Tabella1.A2" office:value-type="string">
            <text:p text:style-name="P3">Fornitore</text:p>
          </table:table-cell>
          <table:table-cell table:style-name="Tabella1.A2" office:value-type="string">
            <text:p text:style-name="P3">Forniscono i prodotti attraverso gli ordini. Un fornitore non può essere un cliente e può fornire prodotti di diverse categorie</text:p>
          </table:table-cell>
          <table:table-cell table:style-name="Tabella1.A2" office:value-type="string">
            <text:p text:style-name="P3"/>
          </table:table-cell>
          <table:table-cell table:style-name="Tabella1.D2" office:value-type="string">
            <text:p text:style-name="P3">Ordine </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5:35:31.37</meta:creation-date>
    <dc:date>2015-05-04T09:50:14</dc:date>
    <meta:editing-duration>PT11M4S</meta:editing-duration>
    <meta:editing-cycles>2</meta:editing-cycles>
    <meta:generator>LibreOffice/3.5$Linux_X86_64 LibreOffice_project/350m1$Build-2</meta:generator>
    <dc:creator>BARI [IN2]</dc:creator>
    <meta:document-statistic meta:table-count="1" meta:image-count="0" meta:object-count="0" meta:page-count="2" meta:paragraph-count="44" meta:word-count="485" meta:character-count="3340" meta:non-whitespace-character-count="2893"/>
  </office:meta>
</office:document-meta>
</file>